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086CB1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cm" fo:min-width="2.651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086CB1DE.png" xlink:type="simple" xlink:show="embed" xlink:actuate="onLoad" draw:mime-type="image/png">
            <text:p/>
          </draw:image>
        </draw:frame>
        <draw:custom-shape draw:style-name="gr2" draw:text-style-name="P3" draw:layer="layout" svg:width="3.151cm" svg:height="1.25cm" svg:x="4.544cm" svg:y="1.092cm">
          <text:p text:style-name="P2"><text:span text:style-name="T1">Track groups identify the acts of an opera, for example.</text:span></text:p>
          <draw:enhanced-geometry svg:viewBox="0 0 21600 21600" draw:mirror-horizontal="false" draw:mirror-vertical="false" draw:type="line-callout-2" draw:modifiers="-20448.730964467 8080.57553956835 -11887.2972972973 8736.69064748202 -1630.96446700508 9410.0719424460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02T13:08:31.560324266</dc:date>
    <meta:editing-cycles>11</meta:editing-cycles>
    <meta:editing-duration>PT1H33M4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